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5B00000384865DDC68F5FEBCC8.jpg" manifest:media-type="image/jpeg"/>
  <manifest:file-entry manifest:full-path="Pictures/10000000000001BD000000A64BDCF5611E61E3BC.jpg" manifest:media-type="image/jpeg"/>
  <manifest:file-entry manifest:full-path="Pictures/10000000000003D10000024EDD4A391C5B9B7CE5.jpg" manifest:media-type="image/jpeg"/>
  <manifest:file-entry manifest:full-path="Pictures/10000000000001220000023D1ACA5275259EC7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000000" draw:fill-color="#333333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width="0.035cm" svg:stroke-color="#00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4" style:family="graphic" style:parent-style-name="standard">
      <style:graphic-properties svg:stroke-width="0.035cm" svg:stroke-color="#2a6099" draw:marker-start-width="0.252cm" draw:marker-end-width="0.252cm" draw:textarea-vertical-align="middle" fo:padding-top="0.142cm" fo:padding-bottom="0.142cm" fo:padding-left="0.267cm" fo:padding-right="0.267cm"/>
    </style:style>
    <style:style style:name="gr5" style:family="graphic" style:parent-style-name="standard">
      <style:graphic-properties draw:stroke="none" draw:fill="none" fo:min-height="0.319cm"/>
      <style:paragraph-properties style:writing-mode="lr-tb"/>
    </style:style>
    <style:style style:name="gr6" style:family="graphic" style:parent-style-name="standard">
      <style:graphic-properties svg:stroke-width="0.018cm" svg:stroke-color="#1c1c1c" draw:marker-start-width="0.227cm" draw:marker-end-width="0.227cm" draw:fill-color="#333333" draw:textarea-horizontal-align="justify" draw:textarea-vertical-align="middle" draw:auto-grow-height="false" fo:min-height="0.009cm" fo:min-width="0.088cm" fo:padding-top="0.134cm" fo:padding-bottom="0.134cm" fo:padding-left="0.259cm" fo:padding-right="0.259cm"/>
    </style:style>
    <style:style style:name="gr7" style:family="graphic" style:parent-style-name="standard">
      <style:graphic-properties svg:stroke-width="0.018cm" svg:stroke-color="#1c1c1c" draw:marker-start-width="0.227cm" draw:marker-end-width="0.227cm" draw:fill-color="#808080" draw:textarea-horizontal-align="justify" draw:textarea-vertical-align="middle" draw:auto-grow-height="false" fo:min-height="0.037cm" fo:min-width="0cm" fo:padding-top="0.134cm" fo:padding-bottom="0.134cm" fo:padding-left="0.259cm" fo:padding-right="0.259cm"/>
    </style:style>
    <style:style style:name="gr8" style:family="graphic" style:parent-style-name="standard">
      <style:graphic-properties svg:stroke-width="0.035cm" svg:stroke-color="#800080" draw:marker-start-width="0.252cm" draw:marker-end-width="0.252cm" draw:textarea-vertical-align="middle" fo:padding-top="0.142cm" fo:padding-bottom="0.142cm" fo:padding-left="0.267cm" fo:padding-right="0.267cm"/>
    </style:style>
    <style:style style:name="gr9" style:family="graphic" style:parent-style-name="standard">
      <style:graphic-properties draw:stroke="none" draw:fill="none" fo:min-height="0.17cm"/>
      <style:paragraph-properties style:writing-mode="lr-tb"/>
    </style:style>
    <style:style style:name="gr10" style:family="graphic" style:parent-style-name="objectwithoutfill">
      <style:graphic-properties svg:stroke-width="0.035cm" svg:stroke-color="#ff8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svg:stroke-color="#333333" draw:fill-color="#cccccc" draw:textarea-horizontal-align="justify" draw:textarea-vertical-align="middle" draw:auto-grow-height="false" fo:min-height="0.067cm" fo:min-width="0cm"/>
    </style:style>
    <style:style style:name="gr13" style:family="graphic" style:parent-style-name="standard">
      <style:graphic-properties svg:stroke-color="#333333" draw:fill-color="#000000" draw:textarea-horizontal-align="justify" draw:textarea-vertical-align="middle" draw:auto-grow-height="false" fo:min-height="0cm" fo:min-width="0cm" fo:wrap-option="wrap"/>
    </style:style>
    <style:style style:name="gr14" style:family="graphic" style:parent-style-name="standard">
      <style:graphic-properties svg:stroke-width="0.035cm" svg:stroke-color="#333333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5" style:family="graphic" style:parent-style-name="standard">
      <style:graphic-properties svg:stroke-width="0.035cm" svg:stroke-color="#ff0000" draw:marker-start-width="0.252cm" draw:marker-end-width="0.252cm" draw:fill-color="#000000" draw:textarea-vertical-align="middle" fo:padding-top="0.142cm" fo:padding-bottom="0.142cm" fo:padding-left="0.267cm" fo:padding-right="0.267cm"/>
    </style:style>
    <style:style style:name="gr16" style:family="graphic" style:parent-style-name="standard">
      <style:graphic-properties svg:stroke-width="0.035cm" svg:stroke-color="#ff8000" draw:marker-start-width="0.252cm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draw:stroke="none" svg:stroke-color="#000000" draw:fill="none" draw:fill-color="#333333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333333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/>
      <style:paragraph-properties fo:text-align="center" style:writing-mode="lr-tb"/>
      <style:text-properties fo:font-size="8pt" fo:font-weight="bold" style:font-size-asian="8pt" style:font-size-complex="8pt"/>
    </style:style>
    <style:style style:name="P6" style:family="paragraph">
      <loext:graphic-properties draw:fill="none"/>
      <style:paragraph-properties fo:text-align="center" style:writing-mode="lr-tb"/>
      <style:text-properties fo:font-size="8pt" style:text-underline-style="solid" style:text-underline-width="auto" style:text-underline-color="font-color" fo:font-weight="bold" style:font-size-asian="8pt" style:font-size-complex="8pt"/>
    </style:style>
    <style:style style:name="P7" style:family="paragraph">
      <loext:graphic-properties draw:fill-color="#808080"/>
      <style:paragraph-properties fo:text-align="center"/>
    </style:style>
    <style:style style:name="P8" style:family="paragraph">
      <loext:graphic-properties draw:fill-color="#cccccc"/>
      <style:paragraph-properties fo:text-align="center"/>
    </style:style>
    <style:style style:name="P9" style:family="paragraph">
      <loext:graphic-properties draw:fill="none" draw:fill-color="#333333"/>
      <style:paragraph-properties fo:text-align="center"/>
    </style:style>
    <style:style style:name="T1" style:family="text">
      <style:text-properties fo:font-size="8pt" fo:font-weight="bold" style:font-size-asian="8pt" style:font-weight-asian="bold" style:font-size-complex="8pt" style:font-weight-complex="bold"/>
    </style:style>
    <style:style style:name="T2" style:family="text">
      <style:text-properties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265cm" svg:height="8.428cm" svg:x="6.292cm" svg:y="2.587cm">
          <draw:image xlink:href="Pictures/10000000000001220000023D1ACA5275259EC70B.png" xlink:type="simple" xlink:show="embed" xlink:actuate="onLoad" draw:mime-type="image/png">
            <text:p/>
          </draw:image>
        </draw:frame>
        <draw:custom-shape draw:style-name="gr2" draw:text-style-name="P2" xml:id="id4" draw:id="id4" draw:layer="layout" svg:width="0.203cm" svg:height="0.203cm" svg:x="6.09cm" svg:y="6.28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0.203cm" svg:height="0.203cm" svg:x="6.09cm" svg:y="9.885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draw:line-skew="-0.461cm 1.575cm" svg:x1="6.09cm" svg:y1="9.986cm" svg:x2="14.833cm" svg:y2="10.355cm" draw:start-shape="id1" draw:start-glue-point="3" draw:end-shape="id2" draw:end-glue-point="2" svg:d="M6090 9986h-963v2444h9706v-2075" svg:viewBox="0 0 9707 2445">
          <text:p/>
        </draw:connector>
        <draw:connector draw:style-name="gr4" draw:text-style-name="P4" draw:layer="layout" draw:line-skew="5.092cm" svg:x1="21.195cm" svg:y1="7.553cm" svg:x2="6.09cm" svg:y2="6.386cm" draw:start-shape="id3" draw:start-glue-point="0" draw:end-shape="id4" draw:end-glue-point="3" svg:d="M21195 7553v4559h-15607v-5726h502" svg:viewBox="0 0 15608 5727">
          <text:p/>
        </draw:connector>
        <draw:frame draw:style-name="gr5" draw:text-style-name="P5" draw:layer="layout" svg:width="1.37cm" svg:height="0.569cm" svg:x="5.06cm" svg:y="5.823cm">
          <draw:text-box>
            <text:p text:style-name="P4"><text:span text:style-name="T1">GP6</text:span></text:p>
          </draw:text-box>
        </draw:frame>
        <draw:frame draw:style-name="gr5" draw:text-style-name="P5" draw:layer="layout" svg:width="1.37cm" svg:height="0.569cm" svg:x="4.537cm" svg:y="9.451cm">
          <draw:text-box>
            <text:p text:style-name="P4"><text:span text:style-name="T1">GND</text:span></text:p>
          </draw:text-box>
        </draw:frame>
        <draw:frame draw:style-name="gr5" draw:text-style-name="P6" draw:layer="layout" svg:width="4.127cm" svg:height="0.569cm" svg:x="6.379cm" svg:y="1.816cm">
          <draw:text-box>
            <text:p text:style-name="P4"><text:span text:style-name="T2">RPi </text:span><text:span text:style-name="T2">Pico </text:span><text:span text:style-name="T2">W</text:span></text:p>
          </draw:text-box>
        </draw:frame>
        <draw:custom-shape draw:style-name="gr6" draw:text-style-name="P2" xml:id="id7" draw:id="id7" draw:layer="layout" svg:width="0.634cm" svg:height="0.305cm" svg:x="13.246cm" svg:y="3.43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7" xml:id="id6" draw:id="id6" draw:layer="layout" svg:width="0.127cm" svg:height="0.305cm" svg:x="13.246cm" svg:y="3.435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37cm" svg:height="0.569cm" svg:x="10.96cm" svg:y="3.024cm">
          <draw:text-box>
            <text:p text:style-name="P4"><text:span text:style-name="T1">VSYS</text:span></text:p>
          </draw:text-box>
        </draw:frame>
        <draw:custom-shape draw:style-name="gr2" draw:text-style-name="P2" xml:id="id5" draw:id="id5" draw:layer="layout" svg:width="0.203cm" svg:height="0.203cm" svg:x="10.545cm" svg:y="3.4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0.748cm" svg:y1="3.59cm" svg:x2="13.246cm" svg:y2="3.587cm" draw:start-shape="id5" draw:start-glue-point="1" draw:end-shape="id6" draw:end-glue-point="3" svg:d="M10748 3590h1244v-3h1254" svg:viewBox="0 0 2499 4">
          <text:p/>
        </draw:connector>
        <draw:frame draw:style-name="gr1" draw:text-style-name="P1" draw:layer="layout" svg:width="4.445cm" svg:height="2.684cm" svg:x="15.478cm" svg:y="2.397cm">
          <draw:image xlink:href="Pictures/10000000000003D10000024EDD4A391C5B9B7CE5.jpg" xlink:type="simple" xlink:show="embed" xlink:actuate="onLoad" draw:mime-type="image/jpeg">
            <text:p/>
          </draw:image>
        </draw:frame>
        <draw:frame draw:style-name="gr5" draw:text-style-name="P6" draw:layer="layout" svg:width="4.127cm" svg:height="0.569cm" svg:x="15.785cm" svg:y="1.727cm">
          <draw:text-box>
            <text:p text:style-name="P4"><text:span text:style-name="T2">B</text:span><text:span text:style-name="T2">u</text:span><text:span text:style-name="T2">c</text:span><text:span text:style-name="T2">k </text:span><text:span text:style-name="T2">C</text:span><text:span text:style-name="T2">o</text:span><text:span text:style-name="T2">n</text:span><text:span text:style-name="T2">v</text:span><text:span text:style-name="T2">er</text:span><text:span text:style-name="T2">te</text:span><text:span text:style-name="T2">r</text:span></text:p>
          </draw:text-box>
        </draw:frame>
        <draw:frame draw:style-name="gr5" draw:text-style-name="P5" draw:layer="layout" svg:width="1.37cm" svg:height="0.569cm" svg:x="14.36cm" svg:y="3.125cm">
          <draw:text-box>
            <text:p text:style-name="P4"><text:span text:style-name="T1">+5</text:span><text:span text:style-name="T1">V</text:span></text:p>
          </draw:text-box>
        </draw:frame>
        <draw:frame draw:style-name="gr5" draw:text-style-name="P5" draw:layer="layout" svg:width="1.37cm" svg:height="0.569cm" svg:x="14.36cm" svg:y="3.926cm">
          <draw:text-box>
            <text:p text:style-name="P4"><text:span text:style-name="T1">GND</text:span></text:p>
          </draw:text-box>
        </draw:frame>
        <draw:frame draw:style-name="gr5" draw:text-style-name="P5" draw:layer="layout" svg:width="1.37cm" svg:height="0.569cm" svg:x="19.56cm" svg:y="3.025cm">
          <draw:text-box>
            <text:p text:style-name="P4"><text:span text:style-name="T1">+12V</text:span></text:p>
          </draw:text-box>
        </draw:frame>
        <draw:frame draw:style-name="gr5" draw:text-style-name="P5" draw:layer="layout" svg:width="1.37cm" svg:height="0.569cm" svg:x="19.56cm" svg:y="3.926cm">
          <draw:text-box>
            <text:p text:style-name="P4"><text:span text:style-name="T1">GND</text:span></text:p>
          </draw:text-box>
        </draw:frame>
        <draw:frame draw:style-name="gr1" draw:text-style-name="P1" draw:layer="layout" svg:width="6.668cm" svg:height="2.487cm" draw:transform="rotate (-3.14159265358979) translate (20.368cm 10.193cm)">
          <draw:image xlink:href="Pictures/10000000000001BD000000A64BDCF5611E61E3BC.jpg" xlink:type="simple" xlink:show="embed" xlink:actuate="onLoad" draw:mime-type="image/jpeg">
            <text:p/>
          </draw:image>
        </draw:frame>
        <draw:custom-shape draw:style-name="gr2" draw:text-style-name="P2" xml:id="id8" draw:id="id8" draw:layer="layout" svg:width="0.203cm" svg:height="0.203cm" svg:x="15.345cm" svg:y="3.4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3" draw:id="id23" draw:layer="layout" svg:width="0.203cm" svg:height="0.203cm" svg:x="15.345cm" svg:y="3.889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3.88cm" svg:y1="3.587cm" svg:x2="15.345cm" svg:y2="3.59cm" draw:start-shape="id7" draw:start-glue-point="1" draw:end-shape="id8" draw:end-glue-point="3" svg:d="M13880 3587h737v3h728" svg:viewBox="0 0 1466 4">
          <text:p/>
        </draw:connector>
        <draw:custom-shape draw:style-name="gr2" draw:text-style-name="P2" xml:id="id22" draw:id="id22" draw:layer="layout" svg:width="0.203cm" svg:height="0.203cm" svg:x="10.545cm" svg:y="3.8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9" draw:id="id9" draw:layer="layout" svg:width="0.203cm" svg:height="0.203cm" svg:x="14.4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0" draw:id="id10" draw:layer="layout" svg:width="0.203cm" svg:height="0.203cm" svg:x="14.132cm" svg:y="10.152cm">
          <text:p/>
          <draw:enhanced-geometry svg:viewBox="0 0 21600 21600" draw:type="rectangle" draw:enhanced-path="M 0 0 L 21600 0 21600 21600 0 21600 0 0 Z N"/>
        </draw:custom-shape>
        <draw:connector draw:style-name="gr8" draw:text-style-name="P4" draw:layer="layout" svg:x1="14.533cm" svg:y1="10.355cm" svg:x2="13.246cm" svg:y2="3.587cm" draw:start-shape="id9" draw:start-glue-point="2" draw:end-shape="id6" draw:end-glue-point="3" svg:d="M14533 10355v500h-1797v-7268h510" svg:viewBox="0 0 1798 7269">
          <text:p/>
        </draw:connector>
        <draw:connector draw:style-name="gr8" draw:text-style-name="P4" draw:layer="layout" svg:x1="14.233cm" svg:y1="10.355cm" svg:x2="14.533cm" svg:y2="10.355cm" draw:start-shape="id10" draw:start-glue-point="2" draw:end-shape="id9" draw:end-glue-point="2" svg:d="M14233 10355v500h300v-500" svg:viewBox="0 0 301 501">
          <text:p/>
        </draw:connector>
        <draw:frame draw:style-name="gr9" draw:text-style-name="P5" draw:layer="layout" svg:width="1.37cm" svg:height="0.569cm" svg:x="12.965cm" svg:y="10.207cm">
          <draw:text-box>
            <text:p text:style-name="P4"><text:span text:style-name="T1">VBUS</text:span></text:p>
          </draw:text-box>
        </draw:frame>
        <draw:frame draw:style-name="gr1" draw:text-style-name="P1" draw:layer="layout" svg:width="3.109cm" svg:height="3.219cm" draw:transform="rotate (-3.14159265358979) translate (25.663cm 8.737cm)">
          <draw:image xlink:href="Pictures/100000000000035B00000384865DDC68F5FEBCC8.jpg" xlink:type="simple" xlink:show="embed" xlink:actuate="onLoad" draw:mime-type="image/jpeg">
            <text:p/>
          </draw:image>
        </draw:frame>
        <draw:custom-shape draw:style-name="gr2" draw:text-style-name="P2" xml:id="id12" draw:id="id12" draw:layer="layout" svg:width="0.203cm" svg:height="0.201cm" draw:transform="rotate (-3.14159265358979) translate (22.158cm 5.421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4" draw:id="id14" draw:layer="layout" svg:width="0.203cm" svg:height="0.201cm" draw:transform="rotate (-3.14159265358979) translate (22.158cm 5.026cm)">
          <text:p/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23.055cm" svg:y1="5.519cm" svg:x2="22.158cm" svg:y2="5.321cm" draw:start-shape="id11" draw:start-glue-point="1" draw:end-shape="id12" draw:end-glue-point="3" svg:d="M23055 5519c-672 0-224-198-897-198" svg:viewBox="0 0 898 199">
          <text:p/>
        </draw:connector>
        <draw:custom-shape draw:style-name="gr2" draw:text-style-name="P2" xml:id="id11" draw:id="id11" draw:layer="layout" svg:width="0.203cm" svg:height="0.201cm" draw:transform="rotate (-3.14159265358979) translate (23.258cm 5.619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3" draw:id="id13" draw:layer="layout" svg:width="0.203cm" svg:height="0.201cm" draw:transform="rotate (-3.14159265358979) translate (23.258cm 5.421cm)">
          <text:p/>
          <draw:enhanced-geometry svg:viewBox="0 0 21600 21600" draw:type="rectangle" draw:enhanced-path="M 0 0 L 21600 0 21600 21600 0 21600 0 0 Z N"/>
        </draw:custom-shape>
        <draw:connector draw:style-name="gr11" draw:text-style-name="P1" draw:layer="layout" draw:type="curve" svg:x1="23.055cm" svg:y1="5.321cm" svg:x2="22.158cm" svg:y2="4.926cm" draw:start-shape="id13" draw:start-glue-point="1" draw:end-shape="id14" draw:end-glue-point="3" svg:d="M23055 5321c-672 0-224-395-897-395" svg:viewBox="0 0 898 396">
          <text:p/>
        </draw:connector>
        <draw:custom-shape draw:style-name="gr2" draw:text-style-name="P2" xml:id="id15" draw:id="id15" draw:layer="layout" svg:width="0.203cm" svg:height="0.203cm" svg:x="19.912cm" svg:y="3.857cm">
          <text:p/>
          <draw:enhanced-geometry svg:viewBox="0 0 21600 21600" draw:type="rectangle" draw:enhanced-path="M 0 0 L 21600 0 21600 21600 0 21600 0 0 Z N"/>
        </draw:custom-shape>
        <draw:connector draw:style-name="gr3" draw:text-style-name="P3" draw:layer="layout" svg:x1="21.955cm" svg:y1="4.926cm" svg:x2="20.115cm" svg:y2="3.958cm" draw:start-shape="id14" draw:start-glue-point="1" draw:end-shape="id15" draw:end-glue-point="1" svg:d="M21955 4926h-920v-968h-920" svg:viewBox="0 0 1841 969">
          <text:p/>
        </draw:connector>
        <draw:custom-shape draw:style-name="gr2" draw:text-style-name="P2" xml:id="id26" draw:id="id26" draw:layer="layout" svg:width="0.203cm" svg:height="0.203cm" svg:x="10.545cm" svg:y="4.2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8" draw:id="id28" draw:layer="layout" svg:width="0.203cm" svg:height="0.203cm" svg:x="10.545cm" svg:y="4.6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0.203cm" svg:height="0.203cm" svg:x="10.545cm" svg:y="7.08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18" draw:id="id18" draw:layer="layout" svg:width="0.203cm" svg:height="0.203cm" svg:x="10.545cm" svg:y="7.889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8" xml:id="id17" draw:id="id17" draw:layer="layout" svg:width="0.317cm" svg:height="0.317cm" svg:x="10.92cm" svg:y="7.4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3" draw:layer="layout" svg:width="0.203cm" svg:height="0.203cm" svg:x="10.971cm" svg:y="7.5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3" draw:layer="layout" svg:x1="10.748cm" svg:y1="7.19cm" svg:x2="11.078cm" svg:y2="7.45cm" draw:start-shape="id16" draw:start-glue-point="1" draw:end-shape="id17" draw:end-glue-point="0" svg:d="M10748 7190h330v260" svg:viewBox="0 0 331 261">
          <text:p/>
        </draw:connector>
        <draw:connector draw:style-name="gr14" draw:text-style-name="P3" draw:layer="layout" svg:x1="10.748cm" svg:y1="7.99cm" svg:x2="11.078cm" svg:y2="7.767cm" draw:start-shape="id18" draw:start-glue-point="1" draw:end-shape="id17" draw:end-glue-point="2" svg:d="M10748 7990h330v-223" svg:viewBox="0 0 331 224">
          <text:p/>
        </draw:connector>
        <draw:custom-shape draw:style-name="gr2" draw:text-style-name="P2" xml:id="id21" draw:id="id21" draw:layer="layout" svg:width="0.203cm" svg:height="0.203cm" svg:x="13.532cm" svg:y="8.4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19" draw:id="id19" draw:layer="layout" svg:width="0.203cm" svg:height="0.203cm" svg:x="13.532cm" svg:y="8.8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5" draw:text-style-name="P3" draw:layer="layout" draw:line-skew="0cm 0cm 0.07cm" svg:x1="13.532cm" svg:y1="8.953cm" svg:x2="20.115cm" svg:y2="3.558cm" draw:start-shape="id19" draw:start-glue-point="3" draw:end-shape="id20" draw:end-glue-point="1" svg:d="M13532 8953h-502v-2698h7655v-2697h-570" svg:viewBox="0 0 7656 5396">
          <text:p/>
        </draw:connector>
        <draw:custom-shape draw:style-name="gr2" draw:text-style-name="P2" xml:id="id20" draw:id="id20" draw:layer="layout" svg:width="0.203cm" svg:height="0.203cm" svg:x="19.912cm" svg:y="3.457cm">
          <text:p/>
          <draw:enhanced-geometry svg:viewBox="0 0 21600 21600" draw:type="rectangle" draw:enhanced-path="M 0 0 L 21600 0 21600 21600 0 21600 0 0 Z N"/>
        </draw:custom-shape>
        <draw:connector draw:style-name="gr16" draw:text-style-name="P4" draw:layer="layout" draw:line-skew="0.352cm" svg:x1="21.955cm" svg:y1="5.321cm" svg:x2="13.532cm" svg:y2="8.553cm" draw:start-shape="id12" draw:start-glue-point="1" draw:end-shape="id21" draw:end-glue-point="3" svg:d="M21955 5321h-8573v3232h150" svg:viewBox="0 0 8574 3233">
          <text:p/>
        </draw:connector>
        <draw:connector draw:style-name="gr14" draw:text-style-name="P3" draw:layer="layout" svg:x1="10.748cm" svg:y1="3.99cm" svg:x2="15.345cm" svg:y2="3.99cm" draw:start-shape="id22" draw:start-glue-point="1" draw:end-shape="id23" draw:end-glue-point="3" svg:d="M10748 3990h4597" svg:viewBox="0 0 4598 1">
          <text:p/>
        </draw:connector>
        <draw:custom-shape draw:style-name="gr2" draw:text-style-name="P2" xml:id="id25" draw:id="id25" draw:layer="layout" svg:width="0.203cm" svg:height="0.203cm" svg:x="15.0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7" draw:id="id27" draw:layer="layout" svg:width="0.203cm" svg:height="0.203cm" svg:x="15.3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xml:id="id24" draw:id="id24" draw:layer="layout" svg:width="0.203cm" svg:height="0.203cm" svg:x="16.4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9" xml:id="id3" draw:id="id3" draw:layer="layout" svg:width="0.203cm" svg:height="0.203cm" svg:x="21.094cm" svg:y="7.5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4" draw:layer="layout" svg:x1="21.195cm" svg:y1="7.553cm" svg:x2="16.595cm" svg:y2="7.553cm" draw:start-shape="id3" draw:start-glue-point="0" draw:end-shape="id24" draw:end-glue-point="0" svg:d="M21195 7553v-502h-4600v502" svg:viewBox="0 0 4601 503">
          <text:p/>
        </draw:connector>
        <draw:connector draw:style-name="gr4" draw:text-style-name="P4" draw:layer="layout" draw:line-skew="0.622cm -1.094cm" svg:x1="15.133cm" svg:y1="10.355cm" svg:x2="10.748cm" svg:y2="4.39cm" draw:start-shape="id25" draw:start-glue-point="2" draw:end-shape="id26" draw:end-glue-point="1" svg:d="M15133 10355v1122h-3338v-7087h-1047" svg:viewBox="0 0 4386 7088">
          <text:p/>
        </draw:connector>
        <draw:connector draw:style-name="gr4" draw:text-style-name="P4" draw:layer="layout" draw:line-skew="0.94cm -1.562cm" svg:x1="15.433cm" svg:y1="10.355cm" svg:x2="10.748cm" svg:y2="4.79cm" draw:start-shape="id27" draw:start-glue-point="2" draw:end-shape="id28" draw:end-glue-point="1" svg:d="M15433 10355v1440h-3956v-7005h-729" svg:viewBox="0 0 4686 7006">
          <text:p/>
        </draw:connector>
        <draw:custom-shape draw:style-name="gr2" draw:text-style-name="P2" xml:id="id2" draw:id="id2" draw:layer="layout" svg:width="0.203cm" svg:height="0.203cm" svg:x="14.732cm" svg:y="10.15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4" draw:text-style-name="P3" draw:layer="layout" draw:line-skew="-0.627cm 0.305cm" svg:x1="10.748cm" svg:y1="3.99cm" svg:x2="14.833cm" svg:y2="10.355cm" draw:start-shape="id22" draw:start-glue-point="1" draw:end-shape="id2" draw:end-glue-point="2" svg:d="M10748 3990h1364v7170h2721v-805" svg:viewBox="0 0 4086 7171">
          <text:p/>
        </draw:connector>
        <draw:frame draw:style-name="gr5" draw:text-style-name="P6" draw:layer="layout" svg:width="4.127cm" svg:height="0.569cm" svg:x="16.24cm" svg:y="10.207cm">
          <draw:text-box>
            <text:p text:style-name="P4"><text:span text:style-name="T2">D</text:span><text:span text:style-name="T2">u</text:span><text:span text:style-name="T2">al </text:span><text:span text:style-name="T2">Pi </text:span><text:span text:style-name="T2">R</text:span><text:span text:style-name="T2">el</text:span><text:span text:style-name="T2">a</text:span><text:span text:style-name="T2">y </text:span><text:span text:style-name="T2">H</text:span><text:span text:style-name="T2">at</text:span></text:p>
          </draw:text-box>
        </draw:frame>
        <draw:frame draw:style-name="gr5" draw:text-style-name="P6" draw:layer="layout" svg:width="4.127cm" svg:height="0.569cm" svg:x="21.955cm" svg:y="8.686cm">
          <draw:text-box>
            <text:p text:style-name="P4"><text:span text:style-name="T2">1</text:span><text:span text:style-name="T2">2</text:span><text:span text:style-name="T2">V</text:span><text:span text:style-name="T2"> </text:span><text:span text:style-name="T2">D</text:span><text:span text:style-name="T2">C</text:span><text:span text:style-name="T2"> </text:span><text:span text:style-name="T2">F</text:span><text:span text:style-name="T2">a</text:span><text:span text:style-name="T2">n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8T12:06:25.065748607</meta:creation-date>
    <dc:date>2023-09-07T16:57:16.011005386</dc:date>
    <meta:editing-duration>PT2H7M17S</meta:editing-duration>
    <meta:editing-cycles>74</meta:editing-cycles>
    <meta:generator>LibreOffice/7.3.7.2$Linux_X86_64 LibreOffice_project/30$Build-2</meta:generator>
    <meta:document-statistic meta:object-count="63"/>
  </office:meta>
</office:document-meta>
</file>